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ock</text:p>
          </table:table-cell>
          <table:table-cell office:value-type="string">
            <text:p>52.951111,-114.364998</text:p>
          </table:table-cell>
        </table:table-row>
        <table:table-row table:style-name="ro1">
          <table:table-cell office:value-type="string">
            <text:p>Map Sign</text:p>
          </table:table-cell>
          <table:table-cell office:value-type="string">
            <text:p>52.95098831983, -114.36497838718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string">
            <text:p>52.95096243488, -114.36506847862</text:p>
          </table:table-cell>
        </table:table-row>
        <table:table-row table:style-name="ro1">
          <table:table-cell office:value-type="string">
            <text:p>Wooden Platform</text:p>
          </table:table-cell>
          <table:table-cell office:value-type="string">
            <text:p>52.95101757843, -114.3649306352</text:p>
          </table:table-cell>
        </table:table-row>
        <table:table-row table:style-name="ro1">
          <table:table-cell office:value-type="string">
            <text:p>Tubs</text:p>
          </table:table-cell>
          <table:table-cell office:value-type="string">
            <text:p>52.95099263297, -114.36483982004</text:p>
          </table:table-cell>
        </table:table-row>
        <table:table-row table:style-name="ro1">
          <table:table-cell office:value-type="string">
            <text:p>NWS Boat</text:p>
          </table:table-cell>
          <table:table-cell office:value-type="string">
            <text:p>52.95095521013, -114.36470360091</text:p>
          </table:table-cell>
        </table:table-row>
        <table:table-row table:style-name="ro1">
          <table:table-cell office:value-type="string">
            <text:p>BBQ</text:p>
          </table:table-cell>
          <table:table-cell office:value-type="string">
            <text:p>52.95082832584, -114.36424118704</text:p>
          </table:table-cell>
        </table:table-row>
        <table:table-row table:style-name="ro1">
          <table:table-cell office:value-type="string">
            <text:p>Trampoline</text:p>
          </table:table-cell>
          <table:table-cell office:value-type="string">
            <text:p>52.95077300431, -114.364433637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6/01/2016</text:date>, <text:time>22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1-06T21:35:03</meta:creation-date>
    <dc:date>2016-01-06T22:30:51</dc:date>
    <meta:editing-duration>PT00H10M01S</meta:editing-duration>
    <meta:editing-cycles>1</meta:editing-cycles>
    <meta:document-statistic meta:table-count="3" meta:cell-count="16" meta:object-count="0"/>
    <meta:generator>NeoOffice/3.2015.1$Unix OpenOffice.org_project/</meta:generator>
  </office:meta>
</office:document-meta>
</file>